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28318*"/>
    </style:style>
    <style:style style:name="Tabla2.B" style:family="table-column">
      <style:table-column-properties style:column-width="3.75in" style:rel-column-width="37217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3" style:family="table-row">
      <style:table-row-properties style:min-row-height="0.166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font-weight="bold" officeooo:rsid="000ff80e" officeooo:paragraph-rsid="000ff80e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style:snap-to-layout-grid="false">
        <style:tab-stops>
          <style:tab-stop style:position="0.6547in"/>
        </style:tab-stops>
      </style:paragraph-properties>
      <style:text-properties fo:color="#000000" fo:language="es" fo:country="ES" fo:font-style="italic" officeooo:rsid="000f7be7" officeooo:paragraph-rsid="0012ed92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 fo:font-weight="normal" officeooo:rsid="000ff80e" officeooo:paragraph-rsid="000ff80e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officeooo:rsid="000ff80e" officeooo:paragraph-rsid="0012b22a"/>
    </style:style>
    <style:style style:name="P12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5" style:family="paragraph" style:parent-style-name="Standard" style:list-style-name="L1">
      <style:paragraph-properties style:snap-to-layout-grid="false"/>
      <style:text-properties officeooo:rsid="000ff80e" officeooo:paragraph-rsid="0012b22a"/>
    </style:style>
    <style:style style:name="P16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ff80e" officeooo:paragraph-rsid="0012b22a"/>
    </style:style>
    <style:style style:name="P17" style:family="paragraph" style:parent-style-name="Standard" style:list-style-name="L1">
      <style:paragraph-properties style:snap-to-layout-grid="false"/>
      <style:text-properties fo:color="#000000" officeooo:paragraph-rsid="0012b22a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normal" officeooo:rsid="000ff80e" style:font-weight-asian="normal" style:font-weight-complex="normal"/>
    </style:style>
    <style:style style:name="T6" style:family="text">
      <style:text-properties fo:color="#000000" style:font-name="Times New Roman" fo:font-weight="normal" officeooo:rsid="0010b8db" style:font-weight-asian="normal" style:font-weight-complex="normal"/>
    </style:style>
    <style:style style:name="T7" style:family="text">
      <style:text-properties fo:color="#000000" style:font-name="Times New Roman" officeooo:rsid="000ff80e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ffc3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" style:family="text">
      <style:text-properties officeooo:rsid="000ff80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f80e" style:font-weight-asian="normal" style:font-weight-complex="normal"/>
    </style:style>
    <style:style style:name="T13" style:family="text">
      <style:text-properties fo:font-weight="normal" officeooo:rsid="0012b22a" style:font-weight-asian="normal" style:font-weight-complex="normal"/>
    </style:style>
    <style:style style:name="T14" style:family="text">
      <style:text-properties fo:font-weight="normal" officeooo:rsid="001bf953" style:font-weight-asian="normal" style:font-weight-complex="normal"/>
    </style:style>
    <style:style style:name="T15" style:family="text">
      <style:text-properties fo:font-weight="normal" officeooo:rsid="0012ed92" style:font-weight-asian="normal" style:font-weight-complex="normal"/>
    </style:style>
    <style:style style:name="T16" style:family="text">
      <style:text-properties officeooo:rsid="0012b22a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0000ff" fo:font-weight="bold" officeooo:rsid="000ff80e" style:font-weight-asian="bold" style:font-weight-complex="bold"/>
    </style:style>
    <style:style style:name="T19" style:family="text">
      <style:text-properties fo:color="#0000ff" fo:font-weight="bold" officeooo:rsid="00160446" style:font-weight-asian="bold" style:font-weight-complex="bold"/>
    </style:style>
    <style:style style:name="T20" style:family="text">
      <style:text-properties fo:color="#0000ff" fo:font-weight="bold" officeooo:rsid="00169619" style:font-weight-asian="bold" style:font-weight-complex="bold"/>
    </style:style>
    <style:style style:name="T21" style:family="text">
      <style:text-properties fo:color="#0000ff" fo:font-weight="bold" officeooo:rsid="001bf953" style:font-weight-asian="bold"/>
    </style:style>
    <style:style style:name="T22" style:family="text">
      <style:text-properties fo:color="#0000ff" fo:font-weight="bold" officeooo:rsid="0012ed92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8">Nombre del Caso de Uso:</text:span><text:span text:style-name="UC_5f_NormalAzul_20_Car"><text:span text:style-name="T4"> </text:span></text:span><text:span text:style-name="UC_5f_NormalAzul_20_Car"><text:span text:style-name="T6">Buscar</text:span></text:span><text:span text:style-name="UC_5f_NormalAzul_20_Car"><text:span text:style-name="T5"> Proyecto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17">SG</text:span><text:span text:style-name="T18">C</text:span><text:span text:style-name="T17">-ADM-01-0</text:span><text:span text:style-name="T19">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8">Actor Principal:</text:span><text:span text:style-name="T2"> Usuari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8">Objetivo:</text:span><text:span text:style-name="T2"> </text:span><text:span text:style-name="UC_5f_NormalAzul_20_Car"><text:span text:style-name="T7">Listar los proyectos existentes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8">Pre-condiciones:</text:span><text:span text:style-name="UC_5f_NormalAzul_20_Car"><text:span text:style-name="T3"> </text:span></text:span><text:span text:style-name="UC_5f_NormalAzul_20_Car"><text:span text:style-name="T4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8">Post- Condiciones:</text:span><text:span text:style-name="UC_5f_NormalAzul_20_Car"><text:span text:style-name="T3"> </text:span></text:span><text:span text:style-name="UC_5f_NormalAzul_20_Car"><text:span text:style-name="T4">Se </text:span></text:span><text:span text:style-name="UC_5f_NormalAzul_20_Car"><text:span text:style-name="T5">despliega una lista de proyectos de las cuales esta asignado y retorna el identificador del proyecto elegido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1">
          <table:table-cell table:style-name="Tabla2.A3" office:value-type="string">
            <text:p text:style-name="P6"/>
          </table:table-cell>
          <table:table-cell table:style-name="Tabla2.B3" office:value-type="string">
            <text:list xml:id="list992965626607029944" text:style-name="L1">
              <text:list-item>
                <text:p text:style-name="P15"><text:span text:style-name="T13">D</text:span><text:span text:style-name="T11">espliega una lista de los proyectos existentes en el sistema </text:span><text:span text:style-name="T13">d</text:span><text:span text:style-name="T11">entro de la interfaz de Administración de Proyectos y Fases (ir al Caso de Uso </text:span><text:span text:style-name="T17">SGC-ADM-01</text:span><text:span text:style-name="T11">) </text:span><text:span text:style-name="T13">con los siguientes atributos:<text:line-break/>“Identificador del Proyecto”<text:line-break/>“Nombre”<text:line-break/>“Líder”<text:line-break/>“Descripción”</text:span></text:p>
              </text:list-item>
            </text:list>
            <text:p text:style-name="P11"/>
          </table:table-cell>
        </table:table-row>
        <table:table-row table:style-name="Tabla2.4">
          <table:table-cell table:style-name="Tabla2.A2" office:value-type="string">
            <text:list xml:id="list85002287648364" text:continue-numbering="true" text:style-name="L1">
              <text:list-item>
                <text:p text:style-name="P16"><text:span text:style-name="T16">S</text:span>elecciona un proyecto de la lista oprimiendo <text:span text:style-name="T16">la fila</text:span> del proyecto en la lista.</text:p>
              </text:list-item>
            </text:list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3" office:value-type="string">
            <text:p text:style-name="P12"/>
          </table:table-cell>
          <table:table-cell table:style-name="Tabla2.B3" office:value-type="string">
            <text:list xml:id="list85003533459002" text:continue-numbering="true" text:style-name="L1">
              <text:list-item>
                <text:p text:style-name="P17"><text:span text:style-name="T16">Devuelve el identificador del proyecto seleccionado a la interfaz de</text:span><text:span text:style-name="T13"> Administración de Proyectos y Fases (ir al </text:span><text:span text:style-name="T16">Caso de Uso </text:span><text:span text:style-name="T18">SGC-ADM-01</text:span><text:span text:style-name="T12">) para su uso posterior.</text:span></text:p>
              </text:list-item>
            </text:list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Default_20_Paragraph_20_Font"><text:span text:style-name="T9"/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10">1.</text:span>1-Error de conexión con la base de datos. No<text:span text:style-name="T10"> se despliega la lista de proyectos. </text:span><text:span text:style-name="T11">Se redirige a</text:span><text:span text:style-name="T14">l Caso de Uso</text:span><text:span text:style-name="T11"> </text:span><text:span text:style-name="T15">Administración de Proyectos y Fases</text:span><text:span text:style-name="T14"> (ir al Caso de Uso </text:span><text:span text:style-name="T21">SGC-</text:span><text:span text:style-name="T22">ADM-01</text:span><text:span text:style-name="T14">).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3">
          <table:table-cell table:style-name="Tabla5.A1" office:value-type="string">
            <text:p text:style-name="P4">Casos de Uso donde se incluye: <text:span text:style-name="T18">SGC-ADM-01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1</meta:editing-cycles>
    <meta:editing-duration>PT8H8M47S</meta:editing-duration>
    <dc:date>2014-03-17T08:50:01.641493657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1" meta:word-count="198" meta:character-count="1281" meta:non-whitespace-character-count="1102"/>
  </office:meta>
</office:document-meta>
</file>